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192cm" svg:height="8.545cm" svg:x="0.008cm" svg:y="0.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3T15:21:29.287508131</dc:date>
    <meta:editing-duration>PT2M44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3cm" svg:height="8.546cm" xlink:href="." xlink:type="simple" chart:class="chart:scatter" chart:style-name="ch1">
        <chart:plot-area chart:style-name="ch2" chart:data-source-has-labels="both" svg:x="0.303cm" svg:y="0.17cm" svg:width="14.587cm" svg:height="8.206cm">
          <chart:coordinate-region svg:x="0.845cm" svg:y="0.369cm" svg:width="13.951cm" svg:height="7.80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12132034355964">
                <text:p>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